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ServiceReference.AvalonServiceReference( String name ,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valonServiceReference.get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Refere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